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190000000FA0EE7C0D35ED0C52F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无填充且无边框的对象">
      <style:graphic-properties draw:textarea-horizontal-align="center" draw:textarea-vertical-align="middle" draw:color-mode="standard" draw:luminance="0%" draw:contrast="0%" draw:gamma="100%" draw:red="0%" draw:green="0%" draw:blue="0%" fo:clip="rect(9.67cm, 10.639cm, 13.693cm, 60.544cm)" draw:image-opacity="100%" style:mirror="none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2.41cm" fo:min-width="2.782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1.802cm" fo:min-width="1.014cm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1.164cm" fo:min-width="0.914cm"/>
    </style:style>
    <style:style style:name="P1" style:family="paragraph"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</office:automatic-styles>
  <office:body>
    <office:drawing>
      <draw:page draw:name="page1" draw:style-name="dp1" draw:master-page-name="默认">
        <draw:frame draw:style-name="gr1" draw:text-style-name="P1" draw:layer="layout" svg:width="80cm" svg:height="74.16cm" svg:x="20cm" svg:y="43.84cm">
          <draw:image xlink:href="Pictures/100000000000190000000FA0EE7C0D35ED0C52F9.png" xlink:type="simple" xlink:show="embed" xlink:actuate="onLoad" loext:mime-type="image/png">
            <text:p/>
          </draw:image>
        </draw:frame>
        <draw:custom-shape draw:style-name="gr2" draw:text-style-name="P2" draw:layer="layout" svg:width="4.64cm" svg:height="3.76cm" svg:x="28.2cm" svg:y="88.0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2.14cm" svg:height="2.9cm" svg:x="29.86cm" svg:y="76.7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draw:layer="layout" svg:width="2cm" svg:height="2cm" svg:x="9.9cm" svg:y="63.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50cm" fo:page-height="15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8T21:52:33.206717775</meta:creation-date>
    <dc:date>2022-04-04T18:16:16.576102620</dc:date>
    <meta:editing-duration>PT12H15M59S</meta:editing-duration>
    <meta:editing-cycles>62</meta:editing-cycles>
    <meta:generator>LibreOffice/6.4.7.2$Linux_X86_64 LibreOffice_project/40$Build-2</meta:generator>
    <meta:document-statistic meta:object-count="4"/>
  </office:meta>
</office:document-meta>
</file>